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511.14pt"/>
    </style:style>
    <style:style style:name="co3" style:family="table-column">
      <style:table-column-properties fo:break-before="auto" style:column-width="23.84pt"/>
    </style:style>
    <style:style style:name="co4" style:family="table-column">
      <style:table-column-properties fo:break-before="auto" style:column-width="38.15pt"/>
    </style:style>
    <style:style style:name="co5" style:family="table-column">
      <style:table-column-properties fo:break-before="auto" style:column-width="25.4pt"/>
    </style:style>
    <style:style style:name="co6" style:family="table-column">
      <style:table-column-properties fo:break-before="auto" style:column-width="20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map style:condition="is-true-formula(LEN(TRIM([.C27]))&gt;0)" style:apply-style-name="ConditionalStyle_5f_1" style:base-cell-address="Página1.C27"/>
    </style:style>
    <style:style style:name="ce16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oleta de Dado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Quais sistemas foram citados?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Esses sistemas foram usados para curadoria? Como?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Quais as perguntas os autores tentaram responder?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Realiza algum experimento?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Quais as características do estudo/experimento realizado (número de participantes, características, ambiente, etc)?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Quais as motivações das pessoas em fazer a curadoria?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Como acontece a interação entre os usuários?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Quais as estratégias de curadoria citadas?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Quais conclusões os pesquisadores chegaram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Critérios de Qualidade</text:p>
          </table:table-cell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Parcial</text:p>
          </table:table-cell>
          <table:table-cell table:style-name="ce11" office:value-type="string" calcext:value-type="string">
            <text:p>Não</text:p>
          </table:table-cell>
          <table:table-cell/>
          <table:table-cell table:style-name="ce18" office:value-type="string" calcext:value-type="string">
            <text:p>Sim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O artigo apresenta alguma forma de se fazer curadoria coletiva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Parcial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oram citados sistemas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Nã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Apresenta as caracteristicas do sistema citado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O sistema citado foi apropriado para curadoria coletiva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O sistema é usado de forma coletiva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Apresenta a motivação das pessoas em usar o sistema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Foram citadas estratégias de curadoria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Aplica a curadoria coletiva no contexto de métodos e modelos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Aplica a curadoria coletiva no contexto de métodos de avaliação de sistemas digitais?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 table:formula="of:=SUM([.C15:.C23])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The approptiation of Github for curation</text:p>
          </table:table-cell>
          <table:table-cell table:style-name="ce15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O artigo apresenta alguma forma de se fazer curadoria coletiv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Foram citados sistemas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resenta as caracteristicas do sistema cit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O sistema citado foi apropriado para curadoria coletiv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O sistema é usado de forma coletiv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resenta a motivação das pessoas em usar o sistem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Foram citadas estratégias de curadori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lica a curadoria coletiva no contexto de métodos e modelos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lica a curadoria coletiva no contexto de métodos de avaliação de sistemas digitais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10" table:formula="of:=[.C37]/[.C24]" office:value-type="percentage" office:value="0.777777777777778" calcext:value-type="percentage">
            <text:p>77.78%</text:p>
          </table:table-cell>
          <table:table-cell table:formula="of:=SUM([.C28:.C36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Understanding how Github supports curation repositories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O artigo apresenta alguma forma de se fazer curadoria coletiv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Foram citados sistemas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resenta as caracteristicas do sistema cit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O sistema citado foi apropriado para curadoria coletiv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O sistema é usado de forma coletiv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resenta a motivação das pessoas em usar o sistem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Foram citadas estratégias de curadori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lica a curadoria coletiva no contexto de métodos e modelos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lica a curadoria coletiva no contexto de métodos de avaliação de sistemas digitais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10" table:formula="of:=[.C49]/[.C24]" office:value-type="percentage" office:value="0.777777777777778" calcext:value-type="percentage">
            <text:p>77.78%</text:p>
          </table:table-cell>
          <table:table-cell table:formula="of:=SUM([.C40:.C48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Towards understanding digital information discovery and curation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O artigo apresenta alguma forma de se fazer curadoria coletiv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Foram citados sistemas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resenta as caracteristicas do sistema cit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O sistema citado foi apropriado para curadoria coletiv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O sistema é usado de forma coletiva?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resenta a motivação das pessoas em usar o sistema?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Foram citadas estratégias de curadoria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lica a curadoria coletiva no contexto de métodos e modelos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Aplica a curadoria coletiva no contexto de métodos de avaliação de sistemas digitais?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10" table:formula="of:=[.C61]/[.C24]" office:value-type="percentage" office:value="0.777777777777778" calcext:value-type="percentage">
            <text:p>77.78%</text:p>
          </table:table-cell>
          <table:table-cell table:formula="of:=SUM([.C52:.C60])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ágina1.C27:Página1.C27">
            <calcext:condition calcext:apply-style-name="ConditionalStyle_1" calcext:value="formula-is(LEN(TRIM([.C27]))&gt;0)" calcext:base-cell-address="Página1.C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0"/>
    <meta:generator>LibreOfficeDev/6.0.5.2$Linux_X86_64 LibreOffice_project/</meta:generator>
  </office:meta>
</office:document-meta>
</file>